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0pt" fo:background-color="#f5f5f5" style:font-name-asian="Courier New1" style:font-size-asian="10pt" style:font-name-complex="Courier New1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a71d5d" style:font-name="Courier New" fo:font-size="10pt" fo:background-color="#f5f5f5" style:font-name-asian="Courier New1" style:font-size-asian="10pt" style:font-name-complex="Courier New1" style:font-size-complex="10pt"/>
    </style:style>
    <style:style style:name="P4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justify" style:justify-single-word="false" fo:background-color="#ffffff"/>
    </style:style>
    <style:style style:name="P5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text-align="justify" style:justify-single-word="false" fo:background-color="#ffffff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.1665in" loext:contextual-spacing="false" fo:line-height="139%"/>
      <style:text-properties fo:color="#333333" style:font-name="Courier New" fo:font-size="12pt" fo:background-color="#f5f5f5" style:font-name-asian="Courier New1" style:font-size-asian="12pt" style:font-name-complex="Courier New1" style:font-size-complex="12pt"/>
    </style:style>
    <style:style style:name="P7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665in" loext:contextual-spacing="false" fo:line-height="100%" fo:text-indent="0in" style:auto-text-indent="false" fo:background-color="#ffffff"/>
      <style:text-properties fo:color="#333333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5" style:family="paragraph" style:parent-style-name="Heading_20_1" style:master-page-name="Standard">
      <loext:graphic-properties draw:fill="solid" draw:fill-color="#ffffff"/>
      <style:paragraph-properties fo:margin-top="0.3193in" fo:margin-bottom="0.1665in" loext:contextual-spacing="false" fo:line-height="120%" fo:text-align="center" style:justify-single-word="false" fo:keep-together="auto" style:page-number="1" fo:background-color="#ffffff" fo:padding-left="0in" fo:padding-right="0in" fo:padding-top="0in" fo:padding-bottom="0.0835in" fo:border="none" fo:keep-with-next="auto"/>
    </style:style>
    <style:style style:name="P16" style:family="paragraph" style:parent-style-name="Heading_20_3">
      <loext:graphic-properties draw:fill="solid" draw:fill-color="#ffffff"/>
      <style:paragraph-properties fo:margin-top="0.1807in" fo:margin-bottom="0.1665in" loext:contextual-spacing="false" fo:line-height="120%" fo:text-align="justify" style:justify-single-word="false" fo:keep-together="auto" fo:background-color="#ffffff" fo:keep-with-next="auto"/>
    </style:style>
    <style:style style:name="P17" style:family="paragraph" style:parent-style-name="Heading_20_3">
      <loext:graphic-properties draw:fill="solid" draw:fill-color="#ffffff"/>
      <style:paragraph-properties fo:margin-top="0.1807in" fo:margin-bottom="0.1665in" loext:contextual-spacing="false" fo:line-height="120%" fo:text-align="justify" style:justify-single-word="false" fo:keep-together="auto" fo:background-color="#ffffff" fo:keep-with-next="auto"/>
      <style:text-properties fo:color="#000000" fo:font-size="19.5pt" style:font-size-asian="19.5pt" style:font-size-complex="19.5pt"/>
    </style:style>
    <style:style style:name="P18" style:family="paragraph" style:parent-style-name="Heading_20_2">
      <loext:graphic-properties draw:fill="solid" draw:fill-color="#ffffff"/>
      <style:paragraph-properties fo:margin-top="0.2362in" fo:margin-bottom="0.1665in" loext:contextual-spacing="false" fo:line-height="120%" fo:text-align="justify" style:justify-single-word="false" fo:keep-together="auto" fo:background-color="#ffffff" fo:padding-left="0in" fo:padding-right="0in" fo:padding-top="0in" fo:padding-bottom="0.0693in" fo:border="none" fo:keep-with-next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333333" fo:font-size="12pt" style:font-size-asian="12pt" style:font-size-complex="12pt"/>
    </style:style>
    <style:style style:name="T4" style:family="text">
      <style:text-properties fo:color="#333333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5" style:family="text">
      <style:text-properties fo:color="#333333" style:font-name="Courier New" fo:font-size="12pt" fo:background-color="#f5f5f5" loext:char-shading-value="0" style:font-name-asian="Courier New1" style:font-size-asian="12pt" style:font-name-complex="Courier New1" style:font-size-complex="12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fo:color="#000000" fo:font-size="19.5pt" style:font-size-asian="19.5pt" style:font-size-complex="19.5pt"/>
    </style:style>
    <style:style style:name="T9" style:family="text">
      <style:text-properties style:font-name="Courier New" fo:font-size="10pt" fo:background-color="#f0f0f0" loext:char-shading-value="0" style:font-name-asian="Courier New1" style:font-size-asian="10pt" style:font-name-complex="Courier New1" style:font-size-complex="10pt"/>
    </style:style>
    <style:style style:name="T10" style:family="text">
      <style:text-properties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1" style:family="text">
      <style:text-properties fo:color="#a71d5d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2" style:family="text">
      <style:text-properties fo:color="#795da3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3" style:family="text">
      <style:text-properties fo:color="#183691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4" style:family="text">
      <style:text-properties fo:color="#0086b3" style:font-name="Courier New" fo:font-size="10pt" fo:background-color="#f5f5f5" loext:char-shading-value="0" style:font-name-asian="Courier New1" style:font-size-asian="10pt" style:font-name-complex="Courier New1" style:font-size-complex="10pt"/>
    </style:style>
    <style:style style:name="T15" style:family="text">
      <style:text-properties fo:color="#969896" style:font-name="Courier New" fo:font-size="10pt" fo:background-color="#f5f5f5" loext:char-shading-value="0" style:font-name-asian="Courier New1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41d00jxmyfgw"/><text:span text:style-name="T1">Tema Programare Orientata pe Obiecte</text:span></text:p>
      <text:p text:style-name="P4"><text:span text:style-name="T2">Student:</text:span><text:span text:style-name="T3"> Duminica Alex Vasile<text:line-break/></text:span><text:span text:style-name="T2">Anul:</text:span><text:span text:style-name="T3"> 3<text:line-break/></text:span><text:span text:style-name="T2">Facultatea:</text:span><text:span text:style-name="T3"> Calculatoare<text:line-break/></text:span><text:span text:style-name="T2">Grupa:</text:span><text:span text:style-name="T3"> 1</text:span></text:p>
      <text:p text:style-name="P18"><text:bookmark text:name="_gohj7gfm3n2"/><text:span text:style-name="T7">Tema</text:span></text:p>
      <text:p text:style-name="P16"><text:bookmark text:name="_ms0ra58w3svx"/><text:span text:style-name="T8">Descriere a Funcționalității Aplicației</text:span></text:p>
      <text:p text:style-name="P4"><text:span text:style-name="T3">Aceste două aplicații Java reprezintă un simplu exemplu de comunicare client-server. Aplicația client trimite o oră în formatul "hh:mm:ss" la server, iar serverul convertește acea oră în secunde și îi trimite înapoi clientului rezultatul.</text:span></text:p>
      <text:p text:style-name="P4"><text:span text:style-name="T2">Aplicația 1 - Client:</text:span></text:p>
      <text:list xml:id="list3042648532" text:style-name="WWNum2">
        <text:list-item>
          <text:p text:style-name="P7"><text:span text:style-name="T3">Se creează un obiect </text:span><text:span text:style-name="T9">Scanner</text:span><text:span text:style-name="T3"> pentru a citi inputul de la utilizator.</text:span></text:p>
        </text:list-item>
        <text:list-item>
          <text:p text:style-name="P7"><text:span text:style-name="T3">Se creează un obiect </text:span><text:span text:style-name="T9">Socket</text:span><text:span text:style-name="T3"> pentru a se conecta la server la adresa "localhost" și portul 5000.</text:span></text:p>
        </text:list-item>
        <text:list-item>
          <text:p text:style-name="P7"><text:span text:style-name="T3">Se deschid fluxurile de citire (</text:span><text:span text:style-name="T9">BufferedReader</text:span><text:span text:style-name="T3">) și scriere (</text:span><text:span text:style-name="T9">PrintWriter</text:span><text:span text:style-name="T3">) pentru comunicarea cu serverul.</text:span></text:p>
        </text:list-item>
        <text:list-item>
          <text:p text:style-name="P7"><text:span text:style-name="T3">Se afișează mesaje de conectare și instrucțiuni pentru utilizator.</text:span></text:p>
        </text:list-item>
        <text:list-item>
          <text:p text:style-name="P7"><text:span text:style-name="T3">Se intră într-un buclu care primește input de la utilizator, trimite serverului și așteaptă răspunsul.</text:span></text:p>
        </text:list-item>
        <text:list-item>
          <text:p text:style-name="P7"><text:span text:style-name="T3">Bucla rulează până când utilizatorul introduce "STOP".</text:span></text:p>
        </text:list-item>
        <text:list-item>
          <text:p text:style-name="P10"><text:span text:style-name="T3">După încheierea buclei, se închid toate resursele și se afișează un mesaj de deconectare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2">Aplicația 2 - Server:</text:span></text:p>
      <text:list xml:id="list2518168793" text:style-name="WWNum3">
        <text:list-item>
          <text:p text:style-name="P8"><text:span text:style-name="T3">Se creează un obiect </text:span><text:span text:style-name="T9">ServerSocket</text:span><text:span text:style-name="T3"> care ascultă pe portul 5000.</text:span></text:p>
        </text:list-item>
        <text:list-item>
          <text:p text:style-name="P8"><text:span text:style-name="T3">Se așteaptă conexiuni de la clienți într-un buclu infinit.</text:span></text:p>
        </text:list-item>
        <text:list-item>
          <text:p text:style-name="P8"><text:span text:style-name="T3">Odată ce un client se conectează, se creează un obiect </text:span><text:span text:style-name="T9">HandleClient</text:span><text:span text:style-name="T3"> (care este o clasă separată) și se pornește un fir de execuție (</text:span><text:span text:style-name="T9">Thread</text:span><text:span text:style-name="T3">) pentru a gestiona comunicarea cu clientul.</text:span></text:p>
        </text:list-item>
        <text:list-item>
          <text:p text:style-name="P8"><text:span text:style-name="T3">Se afișează informații despre clientul conectat.</text:span></text:p>
        </text:list-item>
        <text:list-item>
          <text:p text:style-name="P11"><text:span text:style-name="T3">Bucla continuă să aștepte noi conexiuni.</text:span></text:p>
        </text:list-item>
      </text:list>
      <text:p text:style-name="P13"/>
      <text:p text:style-name="P4"><text:span text:style-name="T2">Aplicația 2 - Clasa HandleClient:</text:span></text:p>
      <text:list xml:id="list3318925509" text:style-name="WWNum1">
        <text:list-item>
          <text:p text:style-name="P9"><text:span text:style-name="T3">Constructorul primește un socket de la client și inițializează fluxurile de citire și scriere.</text:span></text:p>
        </text:list-item>
        <text:list-item>
          <text:p text:style-name="P9"><text:span text:style-name="T3">Metoda </text:span><text:span text:style-name="T9">run</text:span><text:span text:style-name="T3"> este apelată când firul de execuție începe să ruleze. Aici se primește input de la client, se procesează, și se trimite înapoi rezultatul.</text:span></text:p>
        </text:list-item>
        <text:list-item>
          <text:p text:style-name="P9"><text:span text:style-name="T3">Dacă clientul introduce "STOP", bucla se încheie, și resursele sunt închise.</text:span></text:p>
        </text:list-item>
        <text:list-item>
          <text:p text:style-name="P9"><text:span text:style-name="T3">Se verifică validitatea inputului și se tratează cazurile de eroare.</text:span></text:p>
        </text:list-item>
        <text:list-item>
          <text:p text:style-name="P12"><text:span text:style-name="T3">Se închid resursele (socket, fluxuri de citire și scriere) când comunicarea cu clientul este finalizată.</text:span></text:p>
        </text:list-item>
      </text:list>
      <text:p text:style-name="P17"><text:bookmark text:name="_q2uzl8esehm5"/></text:p>
      <text:p text:style-name="P17"><text:bookmark text:name="_fstvlg6w03b6"/></text:p>
      <text:p text:style-name="P17"><text:bookmark text:name="_wkpme0iqf2bo"/></text:p>
      <text:p text:style-name="P17"><text:bookmark text:name="_9n8ciztawttc"/></text:p>
      <text:p text:style-name="P17"><text:bookmark text:name="_xymyd14mi87j"/></text:p>
      <text:p text:style-name="P17"><text:bookmark text:name="_thar2qahekry"/></text:p>
      <text:p text:style-name="P17"><text:bookmark text:name="_3olpfpcia8ow"/></text:p>
      <text:p text:style-name="P17"><text:bookmark text:name="_6619fekrwrbp"/></text:p>
      <text:p text:style-name="P17"><text:bookmark text:name="_jbzjmlyyfkny"/><text:soft-page-break/></text:p>
      <text:p text:style-name="P16"><text:bookmark text:name="_q51y92akuk3a"/><text:span text:style-name="T8">Client (client/Client.java)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BufferedReader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IOException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InputStreamReader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PrintWriter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net</text:span><text:span text:style-name="T4">.</text:span><text:span text:style-name="T12">Socket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util</text:span><text:span text:style-name="T4">.</text:span><text:span text:style-name="T12">Scanner</text:span><text:span text:style-name="T4">;</text:span></text:p>
      <text:p text:style-name="P2"/>
      <text:p text:style-name="P1"><text:span text:style-name="T11">public</text:span><text:span text:style-name="T10"> </text:span><text:span text:style-name="T11">class</text:span><text:span text:style-name="T10"> </text:span><text:span text:style-name="T12">Client</text:span><text:span text:style-name="T10"> </text:span><text:span text:style-name="T4">{</text:span></text:p>
      <text:p text:style-name="P1"><text:span text:style-name="T10"><text:s text:c="4"/></text:span><text:span text:style-name="T11">public</text:span><text:span text:style-name="T10"> </text:span><text:span text:style-name="T11">static</text:span><text:span text:style-name="T10"> </text:span><text:span text:style-name="T11">void</text:span><text:span text:style-name="T10"> </text:span><text:span text:style-name="T12">main</text:span><text:span text:style-name="T4">(</text:span><text:span text:style-name="T12">String</text:span><text:span text:style-name="T4">[]</text:span><text:span text:style-name="T10"> args</text:span><text:span text:style-name="T4">)</text:span><text:span text:style-name="T10"> </text:span><text:span text:style-name="T11">throws</text:span><text:span text:style-name="T10"> </text:span><text:span text:style-name="T12">IOException</text:span><text:span text:style-name="T10"> </text:span><text:span text:style-name="T4">{</text:span></text:p>
      <text:p text:style-name="P1"><text:span text:style-name="T10"><text:s text:c="8"/></text:span><text:span text:style-name="T12">Scanner</text:span><text:span text:style-name="T10"> scanner </text:span><text:span text:style-name="T11">=</text:span><text:span text:style-name="T10"> </text:span><text:span text:style-name="T11">new</text:span><text:span text:style-name="T10"> </text:span><text:span text:style-name="T12">Scanner</text:span><text:span text:style-name="T4">(</text:span><text:span text:style-name="T12">System</text:span><text:span text:style-name="T4">.</text:span><text:span text:style-name="T10">in</text:span><text:span text:style-name="T4">);</text:span></text:p>
      <text:p text:style-name="P1"><text:span text:style-name="T10"><text:s text:c="8"/></text:span><text:span text:style-name="T12">Socket</text:span><text:span text:style-name="T10"> clientSocket </text:span><text:span text:style-name="T11">=</text:span><text:span text:style-name="T10"> </text:span><text:span text:style-name="T11">null</text:span><text:span text:style-name="T4">;</text:span></text:p>
      <text:p text:style-name="P1"><text:span text:style-name="T10"><text:s text:c="8"/></text:span><text:span text:style-name="T12">BufferedReader</text:span><text:span text:style-name="T10"> bufferedReader </text:span><text:span text:style-name="T11">=</text:span><text:span text:style-name="T10"> </text:span><text:span text:style-name="T11">null</text:span><text:span text:style-name="T4">;</text:span></text:p>
      <text:p text:style-name="P1"><text:span text:style-name="T10"><text:s text:c="8"/></text:span><text:span text:style-name="T12">PrintWriter</text:span><text:span text:style-name="T10"> printWriter </text:span><text:span text:style-name="T11">=</text:span><text:span text:style-name="T10"> </text:span><text:span text:style-name="T11">null</text:span><text:span text:style-name="T4">;</text:span></text:p>
      <text:p text:style-name="P2"/>
      <text:p text:style-name="P1"><text:span text:style-name="T10"><text:s text:c="8"/></text:span><text:span text:style-name="T11">try</text:span><text:span text:style-name="T10"> </text:span><text:span text:style-name="T4">{</text:span></text:p>
      <text:p text:style-name="P1"><text:span text:style-name="T10"><text:s text:c="12"/>clientSocket </text:span><text:span text:style-name="T11">=</text:span><text:span text:style-name="T10"> </text:span><text:span text:style-name="T11">new</text:span><text:span text:style-name="T10"> </text:span><text:span text:style-name="T12">Socket</text:span><text:span text:style-name="T4">(</text:span><text:span text:style-name="T13">"localhost"</text:span><text:span text:style-name="T4">,</text:span><text:span text:style-name="T10"> </text:span><text:span text:style-name="T14">5000</text:span><text:span text:style-name="T4">);</text:span></text:p>
      <text:p text:style-name="P1"><text:span text:style-name="T10"><text:s text:c="12"/></text:span><text:span text:style-name="T12">InputStreamReader</text:span><text:span text:style-name="T10"> inputStreamReader </text:span><text:span text:style-name="T11">=</text:span><text:span text:style-name="T10"> </text:span><text:span text:style-name="T11">new</text:span><text:span text:style-name="T10"> </text:span><text:span text:style-name="T12">InputStreamReader</text:span><text:span text:style-name="T4">(</text:span><text:span text:style-name="T10">clientSocket</text:span><text:span text:style-name="T4">.</text:span><text:span text:style-name="T12">getInputStream</text:span><text:span text:style-name="T4">());</text:span></text:p>
      <text:p text:style-name="P1"><text:span text:style-name="T10"><text:s text:c="12"/>bufferedReader </text:span><text:span text:style-name="T11">=</text:span><text:span text:style-name="T10"> </text:span><text:span text:style-name="T11">new</text:span><text:span text:style-name="T10"> </text:span><text:span text:style-name="T12">BufferedReader</text:span><text:span text:style-name="T4">(</text:span><text:span text:style-name="T10">inputStreamReader</text:span><text:span text:style-name="T4">);</text:span></text:p>
      <text:p text:style-name="P1"><text:span text:style-name="T10"><text:s text:c="12"/>printWriter </text:span><text:span text:style-name="T11">=</text:span><text:span text:style-name="T10"> </text:span><text:span text:style-name="T11">new</text:span><text:span text:style-name="T10"> </text:span><text:span text:style-name="T12">PrintWriter</text:span><text:span text:style-name="T4">(</text:span><text:span text:style-name="T10">clientSocket</text:span><text:span text:style-name="T4">.</text:span><text:span text:style-name="T12">getOutputStream</text:span><text:span text:style-name="T4">());</text:span></text:p>
      <text:p text:style-name="P2"><text:soft-page-break/></text:p>
      <text:p text:style-name="P1"><text:span text:style-name="T10"><text:s text:c="12"/></text:span><text:span text:style-name="T12">System</text:span><text:span text:style-name="T4">.</text:span><text:span text:style-name="T10">out</text:span><text:span text:style-name="T4">.</text:span><text:span text:style-name="T12">println</text:span><text:span text:style-name="T4">(</text:span><text:span text:style-name="T13">"Connected!"</text:span><text:span text:style-name="T4">);</text:span></text:p>
      <text:p text:style-name="P2"/>
      <text:p text:style-name="P1"><text:span text:style-name="T10"><text:s text:c="12"/></text:span><text:span text:style-name="T12">System</text:span><text:span text:style-name="T4">.</text:span><text:span text:style-name="T10">out</text:span><text:span text:style-name="T4">.</text:span><text:span text:style-name="T12">println</text:span><text:span text:style-name="T4">(</text:span><text:span text:style-name="T13">"Type a time in format hh:mm:ss"</text:span><text:span text:style-name="T4">);</text:span></text:p>
      <text:p text:style-name="P1"><text:span text:style-name="T10"><text:s text:c="12"/></text:span><text:span text:style-name="T12">System</text:span><text:span text:style-name="T4">.</text:span><text:span text:style-name="T10">out</text:span><text:span text:style-name="T4">.</text:span><text:span text:style-name="T12">println</text:span><text:span text:style-name="T4">(</text:span><text:span text:style-name="T13">"The server will send back the time converted in seconds."</text:span><text:span text:style-name="T4">);</text:span></text:p>
      <text:p text:style-name="P2"/>
      <text:p text:style-name="P1"><text:span text:style-name="T10"><text:s text:c="12"/></text:span><text:span text:style-name="T11">while</text:span><text:span text:style-name="T10"> </text:span><text:span text:style-name="T4">(</text:span><text:span text:style-name="T14">true</text:span><text:span text:style-name="T4">)</text:span><text:span text:style-name="T10"> </text:span><text:span text:style-name="T4">{</text:span></text:p>
      <text:p text:style-name="P1"><text:span text:style-name="T10"><text:s text:c="16"/></text:span><text:span text:style-name="T12">System</text:span><text:span text:style-name="T4">.</text:span><text:span text:style-name="T10">out</text:span><text:span text:style-name="T4">.</text:span><text:span text:style-name="T12">print</text:span><text:span text:style-name="T4">(</text:span><text:span text:style-name="T13">"Time: "</text:span><text:span text:style-name="T4">);</text:span></text:p>
      <text:p text:style-name="P1"><text:span text:style-name="T10"><text:s text:c="16"/></text:span><text:span text:style-name="T12">String</text:span><text:span text:style-name="T10"> timeString </text:span><text:span text:style-name="T11">=</text:span><text:span text:style-name="T10"> scanner</text:span><text:span text:style-name="T4">.</text:span><text:span text:style-name="T12">nextLine</text:span><text:span text:style-name="T4">();</text:span></text:p>
      <text:p text:style-name="P2"/>
      <text:p text:style-name="P1"><text:span text:style-name="T10"><text:s text:c="16"/></text:span><text:span text:style-name="T11">if</text:span><text:span text:style-name="T10"> </text:span><text:span text:style-name="T4">(</text:span><text:span text:style-name="T10">timeString</text:span><text:span text:style-name="T4">.</text:span><text:span text:style-name="T12">contains</text:span><text:span text:style-name="T4">(</text:span><text:span text:style-name="T13">"STOP"</text:span><text:span text:style-name="T4">))</text:span></text:p>
      <text:p text:style-name="P1"><text:span text:style-name="T10"><text:s text:c="20"/></text:span><text:span text:style-name="T11">break</text:span><text:span text:style-name="T4">;</text:span></text:p>
      <text:p text:style-name="P2"/>
      <text:p text:style-name="P1"><text:span text:style-name="T10"><text:s text:c="16"/>printWriter</text:span><text:span text:style-name="T4">.</text:span><text:span text:style-name="T12">println</text:span><text:span text:style-name="T4">(</text:span><text:span text:style-name="T10">timeString</text:span><text:span text:style-name="T4">);</text:span></text:p>
      <text:p text:style-name="P1"><text:span text:style-name="T10"><text:s text:c="16"/>printWriter</text:span><text:span text:style-name="T4">.</text:span><text:span text:style-name="T12">flush</text:span><text:span text:style-name="T4">();</text:span></text:p>
      <text:p text:style-name="P2"/>
      <text:p text:style-name="P1"><text:span text:style-name="T10"><text:s text:c="16"/></text:span><text:span text:style-name="T12">String</text:span><text:span text:style-name="T10"> responseString </text:span><text:span text:style-name="T11">=</text:span><text:span text:style-name="T10"> bufferedReader</text:span><text:span text:style-name="T4">.</text:span><text:span text:style-name="T12">readLine</text:span><text:span text:style-name="T4">();</text:span></text:p>
      <text:p text:style-name="P1"><text:span text:style-name="T10"><text:s text:c="16"/></text:span><text:span text:style-name="T12">System</text:span><text:span text:style-name="T4">.</text:span><text:span text:style-name="T10">out</text:span><text:span text:style-name="T4">.</text:span><text:span text:style-name="T12">println</text:span><text:span text:style-name="T4">(</text:span><text:span text:style-name="T10">responseString</text:span><text:span text:style-name="T4">);</text:span></text:p>
      <text:p text:style-name="P1"><text:span text:style-name="T10"><text:s text:c="12"/></text:span><text:span text:style-name="T4">}</text:span></text:p>
      <text:p text:style-name="P2"/>
      <text:p text:style-name="P1"><text:span text:style-name="T10"><text:s text:c="12"/>clientSocket</text:span><text:span text:style-name="T4">.</text:span><text:span text:style-name="T12">close</text:span><text:span text:style-name="T4">();</text:span></text:p>
      <text:p text:style-name="P1"><text:soft-page-break/><text:span text:style-name="T10"><text:s text:c="12"/>scanner</text:span><text:span text:style-name="T4">.</text:span><text:span text:style-name="T12">close</text:span><text:span text:style-name="T4">();</text:span></text:p>
      <text:p text:style-name="P1"><text:span text:style-name="T10"><text:s text:c="8"/></text:span><text:span text:style-name="T4">}</text:span><text:span text:style-name="T10"> </text:span><text:span text:style-name="T11">catch</text:span><text:span text:style-name="T10"> </text:span><text:span text:style-name="T4">(</text:span><text:span text:style-name="T12">IOException</text:span><text:span text:style-name="T10"> e</text:span><text:span text:style-name="T4">)</text:span><text:span text:style-name="T10"> </text:span><text:span text:style-name="T4">{</text:span></text:p>
      <text:p text:style-name="P1"><text:span text:style-name="T10"><text:s text:c="12"/>e</text:span><text:span text:style-name="T4">.</text:span><text:span text:style-name="T12">printStackTrace</text:span><text:span text:style-name="T4">();</text:span></text:p>
      <text:p text:style-name="P1"><text:span text:style-name="T10"><text:s text:c="8"/></text:span><text:span text:style-name="T4">}</text:span></text:p>
      <text:p text:style-name="P2"/>
      <text:p text:style-name="P1"><text:span text:style-name="T10"><text:s text:c="8"/></text:span><text:span text:style-name="T12">System</text:span><text:span text:style-name="T4">.</text:span><text:span text:style-name="T10">out</text:span><text:span text:style-name="T4">.</text:span><text:span text:style-name="T12">println</text:span><text:span text:style-name="T4">(</text:span><text:span text:style-name="T13">"Disconnected!"</text:span><text:span text:style-name="T4">);</text:span></text:p>
      <text:p text:style-name="P1"><text:span text:style-name="T10"><text:s text:c="4"/></text:span><text:span text:style-name="T4">}</text:span></text:p>
      <text:p text:style-name="P1"><text:span text:style-name="T10">}</text:span></text:p>
      <text:p text:style-name="P16"><text:bookmark text:name="_6akmzg6n5ps2"/><text:span text:style-name="T8">Server (server/Server.java)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IOException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net</text:span><text:span text:style-name="T4">.</text:span><text:span text:style-name="T12">ServerSocket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net</text:span><text:span text:style-name="T4">.</text:span><text:span text:style-name="T12">Socket</text:span><text:span text:style-name="T4">;</text:span></text:p>
      <text:p text:style-name="P1"><text:span text:style-name="T11">import</text:span><text:span text:style-name="T10"> </text:span><text:span text:style-name="T12">HandleClient</text:span><text:span text:style-name="T4">.</text:span><text:span text:style-name="T12">HandleClient</text:span><text:span text:style-name="T4">;</text:span></text:p>
      <text:p text:style-name="P2"/>
      <text:p text:style-name="P1"><text:span text:style-name="T11">public</text:span><text:span text:style-name="T10"> </text:span><text:span text:style-name="T11">class</text:span><text:span text:style-name="T10"> </text:span><text:span text:style-name="T12">Server</text:span><text:span text:style-name="T10"> </text:span><text:span text:style-name="T4">{</text:span></text:p>
      <text:p text:style-name="P2"/>
      <text:p text:style-name="P1"><text:span text:style-name="T10"><text:s text:c="4"/></text:span><text:span text:style-name="T11">public</text:span><text:span text:style-name="T10"> </text:span><text:span text:style-name="T11">static</text:span><text:span text:style-name="T10"> </text:span><text:span text:style-name="T11">void</text:span><text:span text:style-name="T10"> </text:span><text:span text:style-name="T12">main</text:span><text:span text:style-name="T4">(</text:span><text:span text:style-name="T12">String</text:span><text:span text:style-name="T4">[]</text:span><text:span text:style-name="T10"> args</text:span><text:span text:style-name="T4">)</text:span><text:span text:style-name="T10"> </text:span><text:span text:style-name="T4">{</text:span></text:p>
      <text:p text:style-name="P2"/>
      <text:p text:style-name="P1"><text:span text:style-name="T10"><text:s text:c="8"/></text:span><text:span text:style-name="T11">try</text:span><text:span text:style-name="T10"> </text:span><text:span text:style-name="T4">(</text:span><text:span text:style-name="T12">ServerSocket</text:span><text:span text:style-name="T10"> serverSocket </text:span><text:span text:style-name="T11">=</text:span><text:span text:style-name="T10"> </text:span><text:span text:style-name="T11">new</text:span><text:span text:style-name="T10"> </text:span><text:span text:style-name="T12">ServerSocket</text:span><text:span text:style-name="T4">(</text:span><text:span text:style-name="T14">5000</text:span><text:span text:style-name="T4">))</text:span><text:span text:style-name="T10"> </text:span><text:span text:style-name="T4">{</text:span></text:p>
      <text:p text:style-name="P1"><text:span text:style-name="T10"><text:s text:c="12"/></text:span><text:span text:style-name="T12">System</text:span><text:span text:style-name="T4">.</text:span><text:span text:style-name="T10">out</text:span><text:span text:style-name="T4">.</text:span><text:span text:style-name="T12">println</text:span><text:span text:style-name="T4">(</text:span><text:span text:style-name="T13">"Server Online!"</text:span><text:span text:style-name="T4">);</text:span></text:p>
      <text:p text:style-name="P2"/>
      <text:p text:style-name="P1"><text:soft-page-break/><text:span text:style-name="T10"><text:s text:c="12"/></text:span><text:span text:style-name="T11">while</text:span><text:span text:style-name="T10"> </text:span><text:span text:style-name="T4">(</text:span><text:span text:style-name="T14">true</text:span><text:span text:style-name="T4">)</text:span><text:span text:style-name="T10"> </text:span><text:span text:style-name="T4">{</text:span></text:p>
      <text:p text:style-name="P1"><text:span text:style-name="T10"><text:s text:c="16"/></text:span><text:span text:style-name="T12">Socket</text:span><text:span text:style-name="T10"> clientSocket </text:span><text:span text:style-name="T11">=</text:span><text:span text:style-name="T10"> serverSocket</text:span><text:span text:style-name="T4">.</text:span><text:span text:style-name="T12">accept</text:span><text:span text:style-name="T4">();</text:span></text:p>
      <text:p text:style-name="P1"><text:span text:style-name="T10"><text:s text:c="16"/></text:span><text:span text:style-name="T12">HandleClient</text:span><text:span text:style-name="T10"> handleClient </text:span><text:span text:style-name="T11">=</text:span><text:span text:style-name="T10"> </text:span><text:span text:style-name="T11">new</text:span><text:span text:style-name="T10"> </text:span><text:span text:style-name="T12">HandleClient</text:span><text:span text:style-name="T4">(</text:span><text:span text:style-name="T10">clientSocket</text:span><text:span text:style-name="T4">);</text:span></text:p>
      <text:p text:style-name="P1"><text:span text:style-name="T10"><text:s text:c="16"/>handleClient</text:span><text:span text:style-name="T4">.</text:span><text:span text:style-name="T12">start</text:span><text:span text:style-name="T4">();</text:span></text:p>
      <text:p text:style-name="P1"><text:span text:style-name="T10"><text:s text:c="16"/></text:span><text:span text:style-name="T12">System</text:span><text:span text:style-name="T4">.</text:span><text:span text:style-name="T10">out</text:span><text:span text:style-name="T4">.</text:span><text:span text:style-name="T12">println</text:span><text:span text:style-name="T4">(</text:span><text:span text:style-name="T10">clientSocket</text:span><text:span text:style-name="T4">.</text:span><text:span text:style-name="T12">getLocalAddress</text:span><text:span text:style-name="T4">()</text:span><text:span text:style-name="T10"> </text:span><text:span text:style-name="T11">+</text:span><text:span text:style-name="T10"> </text:span><text:span text:style-name="T13">":"</text:span><text:span text:style-name="T10"> </text:span><text:span text:style-name="T11">+</text:span><text:span text:style-name="T10"> clientSocket</text:span><text:span text:style-name="T4">.</text:span><text:span text:style-name="T12">getLocalPort</text:span><text:span text:style-name="T4">()</text:span><text:span text:style-name="T10"> </text:span><text:span text:style-name="T11">+</text:span><text:span text:style-name="T10"> </text:span><text:span text:style-name="T13">" connected!"</text:span><text:span text:style-name="T4">);</text:span></text:p>
      <text:p text:style-name="P1"><text:span text:style-name="T10"><text:s text:c="12"/></text:span><text:span text:style-name="T4">}</text:span></text:p>
      <text:p text:style-name="P1"><text:span text:style-name="T10"><text:s text:c="8"/></text:span><text:span text:style-name="T4">}</text:span><text:span text:style-name="T10"> </text:span><text:span text:style-name="T11">catch</text:span><text:span text:style-name="T10"> </text:span><text:span text:style-name="T4">(</text:span><text:span text:style-name="T12">IOException</text:span><text:span text:style-name="T10"> e</text:span><text:span text:style-name="T4">)</text:span><text:span text:style-name="T10"> </text:span><text:span text:style-name="T4">{</text:span></text:p>
      <text:p text:style-name="P1"><text:span text:style-name="T10"><text:s text:c="12"/>e</text:span><text:span text:style-name="T4">.</text:span><text:span text:style-name="T12">printStackTrace</text:span><text:span text:style-name="T4">();</text:span></text:p>
      <text:p text:style-name="P1"><text:span text:style-name="T10"><text:s text:c="8"/></text:span><text:span text:style-name="T4">}</text:span></text:p>
      <text:p text:style-name="P2"/>
      <text:p text:style-name="P1"><text:span text:style-name="T10"><text:s text:c="4"/></text:span><text:span text:style-name="T4">}</text:span></text:p>
      <text:p text:style-name="P2"/>
      <text:p text:style-name="P1"><text:span text:style-name="T4">}</text:span></text:p>
      <text:p text:style-name="P6"/>
      <text:p text:style-name="P17"><text:bookmark text:name="_ak80f2y6u2m5"/></text:p>
      <text:p text:style-name="P17"><text:bookmark text:name="_62pt252ab9me"/></text:p>
      <text:p text:style-name="P17"><text:bookmark text:name="_n8s4xm40745i"/></text:p>
      <text:p text:style-name="P17"><text:bookmark text:name="_bs22keo32p8z"/></text:p>
      <text:p text:style-name="P17"><text:bookmark text:name="_uqgfn5qc0e9k"/></text:p>
      <text:p text:style-name="P17"><text:bookmark text:name="_6m8rkcqh9p2e"/></text:p>
      <text:p text:style-name="P16"><text:bookmark text:name="_5oauyzy8ishx"/><text:span text:style-name="T8">HandleClient (server/HandleClient/HandleClient.java)</text:span></text:p>
      <text:p text:style-name="P1"><text:soft-page-break/><text:span text:style-name="T11">package</text:span><text:span text:style-name="T10"> </text:span><text:span text:style-name="T12">HandleClient</text:span><text:span text:style-name="T4">;</text:span></text:p>
      <text:p text:style-name="P2"/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BufferedReader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IOException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InputStreamReader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io</text:span><text:span text:style-name="T4">.</text:span><text:span text:style-name="T12">PrintWriter</text:span><text:span text:style-name="T4">;</text:span></text:p>
      <text:p text:style-name="P1"><text:span text:style-name="T11">import</text:span><text:span text:style-name="T10"> </text:span><text:span text:style-name="T12">java</text:span><text:span text:style-name="T4">.</text:span><text:span text:style-name="T12">net</text:span><text:span text:style-name="T4">.</text:span><text:span text:style-name="T12">Socket</text:span><text:span text:style-name="T4">;</text:span></text:p>
      <text:p text:style-name="P2"/>
      <text:p text:style-name="P1"><text:span text:style-name="T11">public</text:span><text:span text:style-name="T10"> </text:span><text:span text:style-name="T11">class</text:span><text:span text:style-name="T10"> </text:span><text:span text:style-name="T12">HandleClient</text:span><text:span text:style-name="T10"> </text:span><text:span text:style-name="T11">extends</text:span><text:span text:style-name="T10"> </text:span><text:span text:style-name="T12">Thread</text:span><text:span text:style-name="T10"> </text:span><text:span text:style-name="T4">{</text:span></text:p>
      <text:p text:style-name="P1"><text:span text:style-name="T10"><text:s text:c="4"/></text:span><text:span text:style-name="T11">private</text:span><text:span text:style-name="T10"> </text:span><text:span text:style-name="T12">Socket</text:span><text:span text:style-name="T10"> clientSocket</text:span><text:span text:style-name="T4">;</text:span></text:p>
      <text:p text:style-name="P1"><text:span text:style-name="T10"><text:s text:c="4"/></text:span><text:span text:style-name="T11">private</text:span><text:span text:style-name="T10"> </text:span><text:span text:style-name="T12">BufferedReader</text:span><text:span text:style-name="T10"> bufferedReader</text:span><text:span text:style-name="T4">;</text:span></text:p>
      <text:p text:style-name="P1"><text:span text:style-name="T10"><text:s text:c="4"/></text:span><text:span text:style-name="T11">private</text:span><text:span text:style-name="T10"> </text:span><text:span text:style-name="T12">PrintWriter</text:span><text:span text:style-name="T10"> printWriter</text:span><text:span text:style-name="T4">;</text:span></text:p>
      <text:p text:style-name="P2"/>
      <text:p text:style-name="P1"><text:span text:style-name="T10"><text:s text:c="4"/></text:span><text:span text:style-name="T11">public</text:span><text:span text:style-name="T10"> </text:span><text:span text:style-name="T12">HandleClient</text:span><text:span text:style-name="T4">(</text:span><text:span text:style-name="T12">Socket</text:span><text:span text:style-name="T10"> clientSocket</text:span><text:span text:style-name="T4">)</text:span><text:span text:style-name="T10"> </text:span><text:span text:style-name="T4">{</text:span></text:p>
      <text:p text:style-name="P1"><text:span text:style-name="T10"><text:s text:c="8"/></text:span><text:span text:style-name="T11">try</text:span><text:span text:style-name="T10"> </text:span><text:span text:style-name="T4">{</text:span></text:p>
      <text:p text:style-name="P1"><text:span text:style-name="T10"><text:s text:c="12"/></text:span><text:span text:style-name="T11">this</text:span><text:span text:style-name="T4">.</text:span><text:span text:style-name="T10">clientSocket </text:span><text:span text:style-name="T11">=</text:span><text:span text:style-name="T10"> clientSocket</text:span><text:span text:style-name="T4">;</text:span></text:p>
      <text:p text:style-name="P1"><text:span text:style-name="T10"><text:s text:c="12"/>printWriter </text:span><text:span text:style-name="T11">=</text:span><text:span text:style-name="T10"> </text:span><text:span text:style-name="T11">new</text:span><text:span text:style-name="T10"> </text:span><text:span text:style-name="T12">PrintWriter</text:span><text:span text:style-name="T4">(</text:span><text:span text:style-name="T10">clientSocket</text:span><text:span text:style-name="T4">.</text:span><text:span text:style-name="T12">getOutputStream</text:span><text:span text:style-name="T4">());</text:span></text:p>
      <text:p text:style-name="P1"><text:span text:style-name="T10"><text:s text:c="12"/></text:span><text:span text:style-name="T12">InputStreamReader</text:span><text:span text:style-name="T10"> inputStreamReader </text:span><text:span text:style-name="T11">=</text:span><text:span text:style-name="T10"> </text:span><text:span text:style-name="T11">new</text:span><text:span text:style-name="T10"> </text:span><text:span text:style-name="T12">InputStreamReader</text:span><text:span text:style-name="T4">(</text:span><text:span text:style-name="T10">clientSocket</text:span><text:span text:style-name="T4">.</text:span><text:span text:style-name="T12">getInputStream</text:span><text:span text:style-name="T4">());</text:span></text:p>
      <text:p text:style-name="P1"><text:span text:style-name="T10"><text:s text:c="12"/></text:span><text:span text:style-name="T11">this</text:span><text:span text:style-name="T4">.</text:span><text:span text:style-name="T10">bufferedReader </text:span><text:span text:style-name="T11">=</text:span><text:span text:style-name="T10"> </text:span><text:span text:style-name="T11">new</text:span><text:span text:style-name="T10"> </text:span><text:span text:style-name="T12">BufferedReader</text:span><text:span text:style-name="T4">(</text:span><text:span text:style-name="T10">inputStreamReader</text:span><text:span text:style-name="T4">);</text:span></text:p>
      <text:p text:style-name="P2"/>
      <text:p text:style-name="P1"><text:span text:style-name="T10"><text:s text:c="8"/></text:span><text:span text:style-name="T4">}</text:span><text:span text:style-name="T10"> </text:span><text:span text:style-name="T11">catch</text:span><text:span text:style-name="T10"> </text:span><text:span text:style-name="T4">(</text:span><text:span text:style-name="T12">Exception</text:span><text:span text:style-name="T10"> e</text:span><text:span text:style-name="T4">)</text:span><text:span text:style-name="T10"> </text:span><text:span text:style-name="T4">{</text:span></text:p>
      <text:p text:style-name="P1"><text:soft-page-break/><text:span text:style-name="T10"><text:s text:c="12"/>e</text:span><text:span text:style-name="T4">.</text:span><text:span text:style-name="T12">printStackTrace</text:span><text:span text:style-name="T4">();</text:span></text:p>
      <text:p text:style-name="P1"><text:span text:style-name="T10"><text:s text:c="8"/></text:span><text:span text:style-name="T4">}</text:span></text:p>
      <text:p text:style-name="P1"><text:span text:style-name="T10"><text:s text:c="4"/></text:span><text:span text:style-name="T4">}</text:span></text:p>
      <text:p text:style-name="P2"/>
      <text:p text:style-name="P1"><text:span text:style-name="T10"><text:s text:c="4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><text:span text:style-name="T11"><text:s text:c="4"/>public</text:span><text:span text:style-name="T10"> </text:span><text:span text:style-name="T11">void</text:span><text:span text:style-name="T10"> </text:span><text:span text:style-name="T12">run</text:span><text:span text:style-name="T4">()</text:span><text:span text:style-name="T10"> </text:span><text:span text:style-name="T4">{</text:span></text:p>
      <text:p text:style-name="P1"><text:span text:style-name="T10"><text:s text:c="8"/></text:span><text:span text:style-name="T11">try</text:span><text:span text:style-name="T10"> </text:span><text:span text:style-name="T4">{</text:span></text:p>
      <text:p text:style-name="P1"><text:span text:style-name="T10"><text:s text:c="12"/></text:span><text:span text:style-name="T12">String</text:span><text:span text:style-name="T10"> clientInput</text:span><text:span text:style-name="T4">;</text:span></text:p>
      <text:p text:style-name="P1"><text:span text:style-name="T10"><text:s text:c="12"/></text:span><text:span text:style-name="T11">while</text:span><text:span text:style-name="T10"> </text:span><text:span text:style-name="T4">((</text:span><text:span text:style-name="T10">clientInput </text:span><text:span text:style-name="T11">=</text:span><text:span text:style-name="T10"> bufferedReader</text:span><text:span text:style-name="T4">.</text:span><text:span text:style-name="T12">readLine</text:span><text:span text:style-name="T4">())</text:span><text:span text:style-name="T10"> </text:span><text:span text:style-name="T11">!=</text:span><text:span text:style-name="T10"> </text:span><text:span text:style-name="T11">null</text:span><text:span text:style-name="T4">)</text:span><text:span text:style-name="T10"> </text:span><text:span text:style-name="T4">{</text:span></text:p>
      <text:p text:style-name="P1"><text:span text:style-name="T10"><text:s text:c="16"/></text:span><text:span text:style-name="T11">if</text:span><text:span text:style-name="T10"> </text:span><text:span text:style-name="T4">(</text:span><text:span text:style-name="T10">clientInput</text:span><text:span text:style-name="T4">.</text:span><text:span text:style-name="T12">equals</text:span><text:span text:style-name="T4">(</text:span><text:span text:style-name="T13">"STOP"</text:span><text:span text:style-name="T4">))</text:span><text:span text:style-name="T10"> </text:span><text:span text:style-name="T4">{</text:span></text:p>
      <text:p text:style-name="P1"><text:span text:style-name="T10"><text:s text:c="20"/></text:span><text:span text:style-name="T11">break</text:span><text:span text:style-name="T4">;</text:span></text:p>
      <text:p text:style-name="P1"><text:span text:style-name="T10"><text:s text:c="16"/></text:span><text:span text:style-name="T4">}</text:span></text:p>
      <text:p text:style-name="P2"/>
      <text:p text:style-name="P1"><text:span text:style-name="T10"><text:s text:c="16"/></text:span><text:span text:style-name="T12">String</text:span><text:span text:style-name="T4">[]</text:span><text:span text:style-name="T10"> data </text:span><text:span text:style-name="T11">=</text:span><text:span text:style-name="T10"> clientInput</text:span><text:span text:style-name="T4">.</text:span><text:span text:style-name="T12">split</text:span><text:span text:style-name="T4">(</text:span><text:span text:style-name="T13">":"</text:span><text:span text:style-name="T4">);</text:span></text:p>
      <text:p text:style-name="P1"><text:span text:style-name="T10"><text:s text:c="16"/></text:span><text:span text:style-name="T11">if</text:span><text:span text:style-name="T10"> </text:span><text:span text:style-name="T4">(</text:span><text:span text:style-name="T10">data</text:span><text:span text:style-name="T4">.</text:span><text:span text:style-name="T10">length </text:span><text:span text:style-name="T11">!=</text:span><text:span text:style-name="T10"> </text:span><text:span text:style-name="T14">3</text:span><text:span text:style-name="T4">)</text:span><text:span text:style-name="T10"> </text:span><text:span text:style-name="T4">{</text:span></text:p>
      <text:p text:style-name="P1"><text:span text:style-name="T10"><text:s text:c="20"/></text:span><text:span text:style-name="T15">// Handle invalid input</text:span></text:p>
      <text:p text:style-name="P1"><text:span text:style-name="T10"><text:s text:c="20"/></text:span><text:span text:style-name="T12">String</text:span><text:span text:style-name="T10"> errorMessage </text:span><text:span text:style-name="T11">=</text:span><text:span text:style-name="T10"> </text:span><text:span text:style-name="T13">"Error: Time format should be hh:mm:ss!"</text:span><text:span text:style-name="T4">;</text:span></text:p>
      <text:p text:style-name="P2"/>
      <text:p text:style-name="P1"><text:span text:style-name="T10"><text:s text:c="20"/></text:span><text:span text:style-name="T12">System</text:span><text:span text:style-name="T4">.</text:span><text:span text:style-name="T10">err</text:span><text:span text:style-name="T4">.</text:span><text:span text:style-name="T12">println</text:span><text:span text:style-name="T4">(</text:span><text:span text:style-name="T10">errorMessage</text:span><text:span text:style-name="T4">);</text:span></text:p>
      <text:p text:style-name="P2"/>
      <text:p text:style-name="P1"><text:span text:style-name="T10"><text:s text:c="20"/>printWriter</text:span><text:span text:style-name="T4">.</text:span><text:span text:style-name="T12">println</text:span><text:span text:style-name="T4">(</text:span><text:span text:style-name="T10">errorMessage</text:span><text:span text:style-name="T4">);</text:span></text:p>
      <text:p text:style-name="P1"><text:soft-page-break/><text:span text:style-name="T10"><text:s text:c="20"/>printWriter</text:span><text:span text:style-name="T4">.</text:span><text:span text:style-name="T12">flush</text:span><text:span text:style-name="T4">();</text:span></text:p>
      <text:p text:style-name="P2"/>
      <text:p text:style-name="P1"><text:span text:style-name="T10"><text:s text:c="20"/></text:span><text:span text:style-name="T11">continue</text:span><text:span text:style-name="T4">;</text:span></text:p>
      <text:p text:style-name="P1"><text:span text:style-name="T10"><text:s text:c="16"/></text:span><text:span text:style-name="T4">}</text:span></text:p>
      <text:p text:style-name="P2"/>
      <text:p text:style-name="P1"><text:span text:style-name="T10"><text:s text:c="16"/></text:span><text:span text:style-name="T11">try</text:span><text:span text:style-name="T10"> </text:span><text:span text:style-name="T4">{</text:span></text:p>
      <text:p text:style-name="P1"><text:span text:style-name="T10"><text:s text:c="20"/></text:span><text:span text:style-name="T11">int</text:span><text:span text:style-name="T10"> hours </text:span><text:span text:style-name="T11">=</text:span><text:span text:style-name="T10"> </text:span><text:span text:style-name="T12">Integer</text:span><text:span text:style-name="T4">.</text:span><text:span text:style-name="T12">parseInt</text:span><text:span text:style-name="T4">(</text:span><text:span text:style-name="T10">data</text:span><text:span text:style-name="T4">[</text:span><text:span text:style-name="T14">0</text:span><text:span text:style-name="T4">]);</text:span></text:p>
      <text:p text:style-name="P1"><text:span text:style-name="T10"><text:s text:c="20"/></text:span><text:span text:style-name="T11">int</text:span><text:span text:style-name="T10"> minutes </text:span><text:span text:style-name="T11">=</text:span><text:span text:style-name="T10"> </text:span><text:span text:style-name="T12">Integer</text:span><text:span text:style-name="T4">.</text:span><text:span text:style-name="T12">parseInt</text:span><text:span text:style-name="T4">(</text:span><text:span text:style-name="T10">data</text:span><text:span text:style-name="T4">[</text:span><text:span text:style-name="T14">1</text:span><text:span text:style-name="T4">]);</text:span></text:p>
      <text:p text:style-name="P1"><text:span text:style-name="T10"><text:s text:c="20"/></text:span><text:span text:style-name="T11">int</text:span><text:span text:style-name="T10"> seconds </text:span><text:span text:style-name="T11">=</text:span><text:span text:style-name="T10"> </text:span><text:span text:style-name="T12">Integer</text:span><text:span text:style-name="T4">.</text:span><text:span text:style-name="T12">parseInt</text:span><text:span text:style-name="T4">(</text:span><text:span text:style-name="T10">data</text:span><text:span text:style-name="T4">[</text:span><text:span text:style-name="T14">2</text:span><text:span text:style-name="T4">]);</text:span></text:p>
      <text:p text:style-name="P2"/>
      <text:p text:style-name="P1"><text:span text:style-name="T10"><text:s text:c="20"/></text:span><text:span text:style-name="T11">int</text:span><text:span text:style-name="T10"> timeInSeconds </text:span><text:span text:style-name="T11">=</text:span><text:span text:style-name="T10"> hours </text:span><text:span text:style-name="T11">*</text:span><text:span text:style-name="T10"> </text:span><text:span text:style-name="T14">3600</text:span><text:span text:style-name="T10"> </text:span><text:span text:style-name="T11">+</text:span><text:span text:style-name="T10"> minutes </text:span><text:span text:style-name="T11">*</text:span><text:span text:style-name="T10"> </text:span><text:span text:style-name="T14">60</text:span><text:span text:style-name="T10"> </text:span><text:span text:style-name="T11">+</text:span><text:span text:style-name="T10"> seconds</text:span><text:span text:style-name="T4">;</text:span></text:p>
      <text:p text:style-name="P2"/>
      <text:p text:style-name="P1"><text:span text:style-name="T10"><text:s text:c="20"/>printWriter</text:span><text:span text:style-name="T4">.</text:span><text:span text:style-name="T12">println</text:span><text:span text:style-name="T4">(</text:span><text:span text:style-name="T12">Integer</text:span><text:span text:style-name="T4">.</text:span><text:span text:style-name="T12">toString</text:span><text:span text:style-name="T4">(</text:span><text:span text:style-name="T10">timeInSeconds</text:span><text:span text:style-name="T4">));</text:span></text:p>
      <text:p text:style-name="P1"><text:span text:style-name="T10"><text:s text:c="20"/>printWriter</text:span><text:span text:style-name="T4">.</text:span><text:span text:style-name="T12">flush</text:span><text:span text:style-name="T4">();</text:span></text:p>
      <text:p text:style-name="P1"><text:span text:style-name="T10"><text:s text:c="16"/></text:span><text:span text:style-name="T4">}</text:span><text:span text:style-name="T10"> </text:span><text:span text:style-name="T11">catch</text:span><text:span text:style-name="T10"> </text:span><text:span text:style-name="T4">(</text:span><text:span text:style-name="T12">NumberFormatException</text:span><text:span text:style-name="T10"> e</text:span><text:span text:style-name="T4">)</text:span><text:span text:style-name="T10"> </text:span><text:span text:style-name="T4">{</text:span></text:p>
      <text:p text:style-name="P1"><text:span text:style-name="T10"><text:s text:c="20"/></text:span><text:span text:style-name="T15">// Handle invalid input</text:span></text:p>
      <text:p text:style-name="P1"><text:span text:style-name="T10"><text:s text:c="20"/></text:span><text:span text:style-name="T12">String</text:span><text:span text:style-name="T10"> errorMessage </text:span><text:span text:style-name="T11">=</text:span><text:span text:style-name="T10"> </text:span><text:span text:style-name="T13">"Invalid numeric input: The input should contain only numeric values for hours, minutes, and seconds in the format hh:mm:ss!"</text:span><text:span text:style-name="T4">;</text:span></text:p>
      <text:p text:style-name="P2"/>
      <text:p text:style-name="P1"><text:span text:style-name="T10"><text:s text:c="20"/></text:span><text:span text:style-name="T12">System</text:span><text:span text:style-name="T4">.</text:span><text:span text:style-name="T10">err</text:span><text:span text:style-name="T4">.</text:span><text:span text:style-name="T12">println</text:span><text:span text:style-name="T4">(</text:span><text:span text:style-name="T10">errorMessage</text:span><text:span text:style-name="T4">);</text:span></text:p>
      <text:p text:style-name="P2"/>
      <text:p text:style-name="P1"><text:span text:style-name="T10"><text:s text:c="20"/>printWriter</text:span><text:span text:style-name="T4">.</text:span><text:span text:style-name="T12">println</text:span><text:span text:style-name="T4">(</text:span><text:span text:style-name="T10">errorMessage</text:span><text:span text:style-name="T4">);</text:span></text:p>
      <text:p text:style-name="P1"><text:soft-page-break/><text:span text:style-name="T10"><text:s text:c="20"/>printWriter</text:span><text:span text:style-name="T4">.</text:span><text:span text:style-name="T12">flush</text:span><text:span text:style-name="T4">();</text:span></text:p>
      <text:p text:style-name="P1"><text:span text:style-name="T10"><text:s text:c="16"/></text:span><text:span text:style-name="T4">}</text:span></text:p>
      <text:p text:style-name="P1"><text:span text:style-name="T10"><text:s text:c="12"/></text:span><text:span text:style-name="T4">}</text:span></text:p>
      <text:p text:style-name="P1"><text:span text:style-name="T10"><text:s text:c="8"/></text:span><text:span text:style-name="T4">}</text:span><text:span text:style-name="T10"> </text:span><text:span text:style-name="T11">catch</text:span><text:span text:style-name="T10"> </text:span><text:span text:style-name="T4">(</text:span><text:span text:style-name="T12">IOException</text:span><text:span text:style-name="T10"> e</text:span><text:span text:style-name="T4">)</text:span><text:span text:style-name="T10"> </text:span><text:span text:style-name="T4">{</text:span></text:p>
      <text:p text:style-name="P1"><text:span text:style-name="T10"><text:s text:c="12"/></text:span><text:span text:style-name="T15">// Handle IOException</text:span></text:p>
      <text:p text:style-name="P1"><text:span text:style-name="T10"><text:s text:c="12"/>e</text:span><text:span text:style-name="T4">.</text:span><text:span text:style-name="T12">printStackTrace</text:span><text:span text:style-name="T4">();</text:span></text:p>
      <text:p text:style-name="P1"><text:span text:style-name="T10"><text:s text:c="8"/></text:span><text:span text:style-name="T4">}</text:span><text:span text:style-name="T10"> </text:span><text:span text:style-name="T11">finally</text:span><text:span text:style-name="T10"> </text:span><text:span text:style-name="T4">{</text:span></text:p>
      <text:p text:style-name="P1"><text:span text:style-name="T10"><text:s text:c="12"/></text:span><text:span text:style-name="T15">// Close resources if needed</text:span></text:p>
      <text:p text:style-name="P1"><text:span text:style-name="T10"><text:s text:c="12"/></text:span><text:span text:style-name="T11">try</text:span><text:span text:style-name="T10"> </text:span><text:span text:style-name="T4">{</text:span></text:p>
      <text:p text:style-name="P1"><text:span text:style-name="T10"><text:s text:c="16"/></text:span><text:span text:style-name="T12">System</text:span><text:span text:style-name="T4">.</text:span><text:span text:style-name="T10">out</text:span><text:span text:style-name="T4">.</text:span><text:span text:style-name="T12">println</text:span><text:span text:style-name="T4">(</text:span><text:span text:style-name="T10">clientSocket</text:span><text:span text:style-name="T4">.</text:span><text:span text:style-name="T12">getLocalAddress</text:span><text:span text:style-name="T4">()</text:span><text:span text:style-name="T10"> </text:span><text:span text:style-name="T11">+</text:span><text:span text:style-name="T10"> </text:span><text:span text:style-name="T13">":"</text:span><text:span text:style-name="T10"> </text:span><text:span text:style-name="T11">+</text:span><text:span text:style-name="T10"> clientSocket</text:span><text:span text:style-name="T4">.</text:span><text:span text:style-name="T12">getLocalPort</text:span><text:span text:style-name="T4">()</text:span><text:span text:style-name="T10"> </text:span><text:span text:style-name="T11">+</text:span><text:span text:style-name="T10"> </text:span><text:span text:style-name="T13">" disconnected!"</text:span><text:span text:style-name="T4">);</text:span></text:p>
      <text:p text:style-name="P1"><text:span text:style-name="T10"><text:s text:c="16"/>bufferedReader</text:span><text:span text:style-name="T4">.</text:span><text:span text:style-name="T12">close</text:span><text:span text:style-name="T4">();</text:span></text:p>
      <text:p text:style-name="P1"><text:span text:style-name="T10"><text:s text:c="16"/>printWriter</text:span><text:span text:style-name="T4">.</text:span><text:span text:style-name="T12">close</text:span><text:span text:style-name="T4">();</text:span></text:p>
      <text:p text:style-name="P1"><text:span text:style-name="T10"><text:s text:c="16"/>clientSocket</text:span><text:span text:style-name="T4">.</text:span><text:span text:style-name="T12">close</text:span><text:span text:style-name="T4">();</text:span></text:p>
      <text:p text:style-name="P1"><text:span text:style-name="T10"><text:s text:c="12"/></text:span><text:span text:style-name="T4">}</text:span><text:span text:style-name="T10"> </text:span><text:span text:style-name="T11">catch</text:span><text:span text:style-name="T10"> </text:span><text:span text:style-name="T4">(</text:span><text:span text:style-name="T12">IOException</text:span><text:span text:style-name="T10"> e</text:span><text:span text:style-name="T4">)</text:span><text:span text:style-name="T10"> </text:span><text:span text:style-name="T4">{</text:span></text:p>
      <text:p text:style-name="P1"><text:span text:style-name="T10"><text:s text:c="16"/>e</text:span><text:span text:style-name="T4">.</text:span><text:span text:style-name="T12">printStackTrace</text:span><text:span text:style-name="T4">();</text:span></text:p>
      <text:p text:style-name="P1"><text:span text:style-name="T10"><text:s text:c="12"/></text:span><text:span text:style-name="T4">}</text:span></text:p>
      <text:p text:style-name="P1"><text:span text:style-name="T10"><text:s text:c="8"/></text:span><text:span text:style-name="T4">}</text:span></text:p>
      <text:p text:style-name="P2"/>
      <text:p text:style-name="P1"><text:span text:style-name="T10"><text:s text:c="4"/></text:span><text:span text:style-name="T4">}</text:span></text:p>
      <text:p text:style-name="P1"><text:span text:style-name="T4">}</text:span></text:p>
      <text:p text:style-name="P2"/>
      <text:p text:style-name="P6"><text:soft-page-break/></text:p>
      <text:p text:style-name="P1"/>
      <text:p text:style-name="P1"/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333333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333333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variant="normal" fo:text-transform="none" fo:color="#333333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53" meta:word-count="689" meta:character-count="7021" meta:non-whitespace-character-count="5185"/>
    <meta:generator>LibreOfficeDev/6.0.5.2$Linux_X86_64 LibreOffice_project/</meta:generator>
  </office:meta>
</office:document-meta>
</file>